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4479166666666667in"/>
    </style:style>
    <style:style style:name="co4" style:family="table-column">
      <style:table-column-properties fo:break-before="auto" style:column-width="1.5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Lis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4" style:family="table-cell" style:parent-style-name="Default" style:data-style-name="N166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6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SC_NOME</text:p>
          </table:table-cell>
          <table:table-cell table:style-name="ce22" office:value-type="string">
            <text:p>DATA_INICIO</text:p>
          </table:table-cell>
          <table:table-cell table:style-name="ce22" office:value-type="string">
            <text:p>DATA_FIM</text:p>
          </table:table-cell>
          <table:table-cell table:style-name="ce21" office:value-type="string">
            <text:p>TIPO</text:p>
          </table:table-cell>
          <table:table-cell table:style-name="ce23" office:value-type="string">
            <text:p>DESCRICAO</text:p>
          </table:table-cell>
          <table:table-cell table:style-name="ce21" office:value-type="string">
            <text:p>TOTAL</text:p>
          </table:table-cell>
          <table:table-cell table:formula="oooc:=COUNTA([.A:.A])-1" office:value-type="string">
            <text:p>123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2T19:30:00">
            <text:p>12/01/2015 19:30:00</text:p>
          </table:table-cell>
          <table:table-cell table:style-name="ce22" office:value-type="date" office:date-value="2015-01-12T22:30:00">
            <text:p>12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3T19:30:00">
            <text:p>13/01/2015 19:30:00</text:p>
          </table:table-cell>
          <table:table-cell table:style-name="ce22" office:value-type="date" office:date-value="2015-01-13T22:30:00">
            <text:p>13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4T19:30:00">
            <text:p>14/01/2015 19:30:00</text:p>
          </table:table-cell>
          <table:table-cell table:style-name="ce22" office:value-type="date" office:date-value="2015-01-14T22:30:00">
            <text:p>14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5T19:30:00">
            <text:p>15/01/2015 19:30:00</text:p>
          </table:table-cell>
          <table:table-cell table:style-name="ce22" office:value-type="date" office:date-value="2015-01-15T22:30:00">
            <text:p>15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6T19:30:00">
            <text:p>16/01/2015 19:30:00</text:p>
          </table:table-cell>
          <table:table-cell table:style-name="ce22" office:value-type="date" office:date-value="2015-01-16T22:30:00">
            <text:p>16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7T19:30:00">
            <text:p>17/01/2015 19:30:00</text:p>
          </table:table-cell>
          <table:table-cell table:style-name="ce22" office:value-type="date" office:date-value="2015-01-17T22:30:00">
            <text:p>17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8T19:30:00">
            <text:p>18/01/2015 19:30:00</text:p>
          </table:table-cell>
          <table:table-cell table:style-name="ce22" office:value-type="date" office:date-value="2015-01-18T22:30:00">
            <text:p>18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19T19:30:00">
            <text:p>19/01/2015 19:30:00</text:p>
          </table:table-cell>
          <table:table-cell table:style-name="ce22" office:value-type="date" office:date-value="2015-01-19T22:30:00">
            <text:p>19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0T19:30:00">
            <text:p>20/01/2015 19:30:00</text:p>
          </table:table-cell>
          <table:table-cell table:style-name="ce22" office:value-type="date" office:date-value="2015-01-20T22:30:00">
            <text:p>20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1T19:30:00">
            <text:p>21/01/2015 19:30:00</text:p>
          </table:table-cell>
          <table:table-cell table:style-name="ce22" office:value-type="date" office:date-value="2015-01-21T22:30:00">
            <text:p>21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2T19:30:00">
            <text:p>22/01/2015 19:30:00</text:p>
          </table:table-cell>
          <table:table-cell table:style-name="ce22" office:value-type="date" office:date-value="2015-01-22T22:30:00">
            <text:p>22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3T19:30:00">
            <text:p>23/01/2015 19:30:00</text:p>
          </table:table-cell>
          <table:table-cell table:style-name="ce22" office:value-type="date" office:date-value="2015-01-23T22:30:00">
            <text:p>23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4T19:30:00">
            <text:p>24/01/2015 19:30:00</text:p>
          </table:table-cell>
          <table:table-cell table:style-name="ce22" office:value-type="date" office:date-value="2015-01-24T22:30:00">
            <text:p>24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5T19:30:00">
            <text:p>25/01/2015 19:30:00</text:p>
          </table:table-cell>
          <table:table-cell table:style-name="ce22" office:value-type="date" office:date-value="2015-01-25T22:30:00">
            <text:p>25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6T19:30:00">
            <text:p>26/01/2015 19:30:00</text:p>
          </table:table-cell>
          <table:table-cell table:style-name="ce22" office:value-type="date" office:date-value="2015-01-26T22:30:00">
            <text:p>26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7T19:30:00">
            <text:p>27/01/2015 19:30:00</text:p>
          </table:table-cell>
          <table:table-cell table:style-name="ce22" office:value-type="date" office:date-value="2015-01-27T22:30:00">
            <text:p>27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8T19:30:00">
            <text:p>28/01/2015 19:30:00</text:p>
          </table:table-cell>
          <table:table-cell table:style-name="ce22" office:value-type="date" office:date-value="2015-01-28T22:30:00">
            <text:p>28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29T19:30:00">
            <text:p>29/01/2015 19:30:00</text:p>
          </table:table-cell>
          <table:table-cell table:style-name="ce22" office:value-type="date" office:date-value="2015-01-29T22:30:00">
            <text:p>29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30T19:30:00">
            <text:p>30/01/2015 19:30:00</text:p>
          </table:table-cell>
          <table:table-cell table:style-name="ce22" office:value-type="date" office:date-value="2015-01-30T22:30:00">
            <text:p>30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1-30T19:30:00">
            <text:p>30/01/2015 19:30:00</text:p>
          </table:table-cell>
          <table:table-cell table:style-name="ce22" office:value-type="date" office:date-value="2015-01-30T22:30:00">
            <text:p>30/01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2-16T19:30:00">
            <text:p>16/02/2015 19:30:00</text:p>
          </table:table-cell>
          <table:table-cell table:style-name="ce22" office:value-type="date" office:date-value="2015-02-16T22:30:00">
            <text:p>16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2-17T19:30:00">
            <text:p>17/02/2015 19:30:00</text:p>
          </table:table-cell>
          <table:table-cell table:style-name="ce22" office:value-type="date" office:date-value="2015-02-17T22:30:00">
            <text:p>17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2-18T19:30:00">
            <text:p>18/02/2015 19:30:00</text:p>
          </table:table-cell>
          <table:table-cell table:style-name="ce22" office:value-type="date" office:date-value="2015-02-18T22:30:00">
            <text:p>18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2-19T19:30:00">
            <text:p>19/02/2015 19:30:00</text:p>
          </table:table-cell>
          <table:table-cell table:style-name="ce22" office:value-type="date" office:date-value="2015-02-19T22:30:00">
            <text:p>19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Levantamento bibliográfico</text:p>
          </table:table-cell>
          <table:table-cell table:style-name="ce22" office:value-type="date" office:date-value="2015-02-20T19:30:00">
            <text:p>20/02/2015 19:30:00</text:p>
          </table:table-cell>
          <table:table-cell table:style-name="ce22" office:value-type="date" office:date-value="2015-02-20T22:30:00">
            <text:p>20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2-16T19:30:00">
            <text:p>16/02/2015 19:30:00</text:p>
          </table:table-cell>
          <table:table-cell table:style-name="ce22" office:value-type="date" office:date-value="2015-02-16T22:30:00">
            <text:p>16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2-17T19:30:00">
            <text:p>17/02/2015 19:30:00</text:p>
          </table:table-cell>
          <table:table-cell table:style-name="ce22" office:value-type="date" office:date-value="2015-02-17T22:30:00">
            <text:p>17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2-18T19:30:00">
            <text:p>18/02/2015 19:30:00</text:p>
          </table:table-cell>
          <table:table-cell table:style-name="ce22" office:value-type="date" office:date-value="2015-02-18T22:30:00">
            <text:p>18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2-19T19:30:00">
            <text:p>19/02/2015 19:30:00</text:p>
          </table:table-cell>
          <table:table-cell table:style-name="ce22" office:value-type="date" office:date-value="2015-02-19T22:30:00">
            <text:p>19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2-20T19:30:00">
            <text:p>20/02/2015 19:30:00</text:p>
          </table:table-cell>
          <table:table-cell table:style-name="ce22" office:value-type="date" office:date-value="2015-02-20T22:30:00">
            <text:p>20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3-10T19:30:00">
            <text:p>10/03/2015 19:30:00</text:p>
          </table:table-cell>
          <table:table-cell table:style-name="ce22" office:value-type="date" office:date-value="2015-03-10T22:30:00">
            <text:p>10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3-11T19:30:00">
            <text:p>11/03/2015 19:30:00</text:p>
          </table:table-cell>
          <table:table-cell table:style-name="ce22" office:value-type="date" office:date-value="2015-03-11T22:30:00">
            <text:p>11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3-12T19:30:00">
            <text:p>12/03/2015 19:30:00</text:p>
          </table:table-cell>
          <table:table-cell table:style-name="ce22" office:value-type="date" office:date-value="2015-03-12T22:30:00">
            <text:p>12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ntrevistas e pesquisa documental</text:p>
          </table:table-cell>
          <table:table-cell table:style-name="ce22" office:value-type="date" office:date-value="2015-03-13T19:30:00">
            <text:p>13/03/2015 19:30:00</text:p>
          </table:table-cell>
          <table:table-cell table:style-name="ce22" office:value-type="date" office:date-value="2015-03-13T22:30:00">
            <text:p>13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2-23T19:30:00">
            <text:p>23/02/2015 19:30:00</text:p>
          </table:table-cell>
          <table:table-cell table:style-name="ce22" office:value-type="date" office:date-value="2015-02-23T22:30:00">
            <text:p>23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2-24T19:30:00">
            <text:p>24/02/2015 19:30:00</text:p>
          </table:table-cell>
          <table:table-cell table:style-name="ce22" office:value-type="date" office:date-value="2015-02-24T22:30:00">
            <text:p>24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2-25T19:30:00">
            <text:p>25/02/2015 19:30:00</text:p>
          </table:table-cell>
          <table:table-cell table:style-name="ce22" office:value-type="date" office:date-value="2015-02-25T22:30:00">
            <text:p>25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2-26T19:30:00">
            <text:p>26/02/2015 19:30:00</text:p>
          </table:table-cell>
          <table:table-cell table:style-name="ce22" office:value-type="date" office:date-value="2015-02-26T22:30:00">
            <text:p>26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2-27T19:30:00">
            <text:p>27/02/2015 19:30:00</text:p>
          </table:table-cell>
          <table:table-cell table:style-name="ce22" office:value-type="date" office:date-value="2015-02-27T22:30:00">
            <text:p>27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2T19:30:00">
            <text:p>02/03/2015 19:30:00</text:p>
          </table:table-cell>
          <table:table-cell table:style-name="ce22" office:value-type="date" office:date-value="2015-03-02T22:30:00">
            <text:p>02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3T19:30:00">
            <text:p>03/03/2015 19:30:00</text:p>
          </table:table-cell>
          <table:table-cell table:style-name="ce22" office:value-type="date" office:date-value="2015-03-03T22:30:00">
            <text:p>03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4T19:30:00">
            <text:p>04/03/2015 19:30:00</text:p>
          </table:table-cell>
          <table:table-cell table:style-name="ce22" office:value-type="date" office:date-value="2015-03-04T22:30:00">
            <text:p>04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5T19:30:00">
            <text:p>05/03/2015 19:30:00</text:p>
          </table:table-cell>
          <table:table-cell table:style-name="ce22" office:value-type="date" office:date-value="2015-03-05T22:30:00">
            <text:p>05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6T19:30:00">
            <text:p>06/03/2015 19:30:00</text:p>
          </table:table-cell>
          <table:table-cell table:style-name="ce22" office:value-type="date" office:date-value="2015-03-06T22:30:00">
            <text:p>06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7T19:30:00">
            <text:p>07/03/2015 19:30:00</text:p>
          </table:table-cell>
          <table:table-cell table:style-name="ce22" office:value-type="date" office:date-value="2015-03-07T22:30:00">
            <text:p>07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8T19:30:00">
            <text:p>08/03/2015 19:30:00</text:p>
          </table:table-cell>
          <table:table-cell table:style-name="ce22" office:value-type="date" office:date-value="2015-03-08T22:30:00">
            <text:p>08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09T19:30:00">
            <text:p>09/03/2015 19:30:00</text:p>
          </table:table-cell>
          <table:table-cell table:style-name="ce22" office:value-type="date" office:date-value="2015-03-09T22:30:00">
            <text:p>09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0T19:30:00">
            <text:p>10/03/2015 19:30:00</text:p>
          </table:table-cell>
          <table:table-cell table:style-name="ce22" office:value-type="date" office:date-value="2015-03-10T22:30:00">
            <text:p>10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1T19:30:00">
            <text:p>11/03/2015 19:30:00</text:p>
          </table:table-cell>
          <table:table-cell table:style-name="ce22" office:value-type="date" office:date-value="2015-03-11T22:30:00">
            <text:p>11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2T19:30:00">
            <text:p>12/03/2015 19:30:00</text:p>
          </table:table-cell>
          <table:table-cell table:style-name="ce22" office:value-type="date" office:date-value="2015-03-12T22:30:00">
            <text:p>12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3T19:30:00">
            <text:p>13/03/2015 19:30:00</text:p>
          </table:table-cell>
          <table:table-cell table:style-name="ce22" office:value-type="date" office:date-value="2015-03-13T22:30:00">
            <text:p>13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4T19:30:00">
            <text:p>14/03/2015 19:30:00</text:p>
          </table:table-cell>
          <table:table-cell table:style-name="ce22" office:value-type="date" office:date-value="2015-03-14T22:30:00">
            <text:p>14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5T19:30:00">
            <text:p>15/03/2015 19:30:00</text:p>
          </table:table-cell>
          <table:table-cell table:style-name="ce22" office:value-type="date" office:date-value="2015-03-15T22:30:00">
            <text:p>15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6T19:30:00">
            <text:p>16/03/2015 19:30:00</text:p>
          </table:table-cell>
          <table:table-cell table:style-name="ce22" office:value-type="date" office:date-value="2015-03-16T22:30:00">
            <text:p>16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7T19:30:00">
            <text:p>17/03/2015 19:30:00</text:p>
          </table:table-cell>
          <table:table-cell table:style-name="ce22" office:value-type="date" office:date-value="2015-03-17T22:30:00">
            <text:p>17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8T19:30:00">
            <text:p>18/03/2015 19:30:00</text:p>
          </table:table-cell>
          <table:table-cell table:style-name="ce22" office:value-type="date" office:date-value="2015-03-18T22:30:00">
            <text:p>18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19T19:30:00">
            <text:p>19/03/2015 19:30:00</text:p>
          </table:table-cell>
          <table:table-cell table:style-name="ce22" office:value-type="date" office:date-value="2015-03-19T22:30:00">
            <text:p>19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Análise dos dados</text:p>
          </table:table-cell>
          <table:table-cell table:style-name="ce22" office:value-type="date" office:date-value="2015-03-20T19:30:00">
            <text:p>20/03/2015 19:30:00</text:p>
          </table:table-cell>
          <table:table-cell table:style-name="ce22" office:value-type="date" office:date-value="2015-03-20T22:30:00">
            <text:p>20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2-27T19:30:00">
            <text:p>27/02/2015 19:30:00</text:p>
          </table:table-cell>
          <table:table-cell table:style-name="ce22" office:value-type="date" office:date-value="2015-02-27T22:30:00">
            <text:p>27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2-28T19:30:00">
            <text:p>28/02/2015 19:30:00</text:p>
          </table:table-cell>
          <table:table-cell table:style-name="ce22" office:value-type="date" office:date-value="2015-02-28T22:30:00">
            <text:p>28/02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3-01T19:30:00">
            <text:p>01/03/2015 19:30:00</text:p>
          </table:table-cell>
          <table:table-cell table:style-name="ce22" office:value-type="date" office:date-value="2015-03-01T22:30:00">
            <text:p>01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3-02T19:30:00">
            <text:p>02/03/2015 19:30:00</text:p>
          </table:table-cell>
          <table:table-cell table:style-name="ce22" office:value-type="date" office:date-value="2015-03-02T22:30:00">
            <text:p>02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3-03T19:30:00">
            <text:p>03/03/2015 19:30:00</text:p>
          </table:table-cell>
          <table:table-cell table:style-name="ce22" office:value-type="date" office:date-value="2015-03-03T22:30:00">
            <text:p>03/03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1T19:30:00">
            <text:p>01/04/2015 19:30:00</text:p>
          </table:table-cell>
          <table:table-cell table:style-name="ce22" office:value-type="date" office:date-value="2015-04-01T22:30:00">
            <text:p>01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2T19:30:00">
            <text:p>02/04/2015 19:30:00</text:p>
          </table:table-cell>
          <table:table-cell table:style-name="ce22" office:value-type="date" office:date-value="2015-04-02T22:30:00">
            <text:p>02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3T19:30:00">
            <text:p>03/04/2015 19:30:00</text:p>
          </table:table-cell>
          <table:table-cell table:style-name="ce22" office:value-type="date" office:date-value="2015-04-03T22:30:00">
            <text:p>03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4T19:30:00">
            <text:p>04/04/2015 19:30:00</text:p>
          </table:table-cell>
          <table:table-cell table:style-name="ce22" office:value-type="date" office:date-value="2015-04-04T22:30:00">
            <text:p>04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5T19:30:00">
            <text:p>05/04/2015 19:30:00</text:p>
          </table:table-cell>
          <table:table-cell table:style-name="ce22" office:value-type="date" office:date-value="2015-04-05T22:30:00">
            <text:p>05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6T19:30:00">
            <text:p>06/04/2015 19:30:00</text:p>
          </table:table-cell>
          <table:table-cell table:style-name="ce22" office:value-type="date" office:date-value="2015-04-06T22:30:00">
            <text:p>06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7T19:30:00">
            <text:p>07/04/2015 19:30:00</text:p>
          </table:table-cell>
          <table:table-cell table:style-name="ce22" office:value-type="date" office:date-value="2015-04-07T22:30:00">
            <text:p>07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8T19:30:00">
            <text:p>08/04/2015 19:30:00</text:p>
          </table:table-cell>
          <table:table-cell table:style-name="ce22" office:value-type="date" office:date-value="2015-04-08T22:30:00">
            <text:p>08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09T19:30:00">
            <text:p>09/04/2015 19:30:00</text:p>
          </table:table-cell>
          <table:table-cell table:style-name="ce22" office:value-type="date" office:date-value="2015-04-09T22:30:00">
            <text:p>09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0T19:30:00">
            <text:p>10/04/2015 19:30:00</text:p>
          </table:table-cell>
          <table:table-cell table:style-name="ce22" office:value-type="date" office:date-value="2015-04-10T22:30:00">
            <text:p>10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1T19:30:00">
            <text:p>11/04/2015 19:30:00</text:p>
          </table:table-cell>
          <table:table-cell table:style-name="ce22" office:value-type="date" office:date-value="2015-04-11T22:30:00">
            <text:p>11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2T19:30:00">
            <text:p>12/04/2015 19:30:00</text:p>
          </table:table-cell>
          <table:table-cell table:style-name="ce22" office:value-type="date" office:date-value="2015-04-12T22:30:00">
            <text:p>12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3T19:30:00">
            <text:p>13/04/2015 19:30:00</text:p>
          </table:table-cell>
          <table:table-cell table:style-name="ce22" office:value-type="date" office:date-value="2015-04-13T22:30:00">
            <text:p>13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4T19:30:00">
            <text:p>14/04/2015 19:30:00</text:p>
          </table:table-cell>
          <table:table-cell table:style-name="ce22" office:value-type="date" office:date-value="2015-04-14T22:30:00">
            <text:p>14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5T19:30:00">
            <text:p>15/04/2015 19:30:00</text:p>
          </table:table-cell>
          <table:table-cell table:style-name="ce22" office:value-type="date" office:date-value="2015-04-15T22:30:00">
            <text:p>15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6T19:30:00">
            <text:p>16/04/2015 19:30:00</text:p>
          </table:table-cell>
          <table:table-cell table:style-name="ce22" office:value-type="date" office:date-value="2015-04-16T22:30:00">
            <text:p>16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7T19:30:00">
            <text:p>17/04/2015 19:30:00</text:p>
          </table:table-cell>
          <table:table-cell table:style-name="ce22" office:value-type="date" office:date-value="2015-04-17T22:30:00">
            <text:p>17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8T19:30:00">
            <text:p>18/04/2015 19:30:00</text:p>
          </table:table-cell>
          <table:table-cell table:style-name="ce22" office:value-type="date" office:date-value="2015-04-18T22:30:00">
            <text:p>18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19T19:30:00">
            <text:p>19/04/2015 19:30:00</text:p>
          </table:table-cell>
          <table:table-cell table:style-name="ce22" office:value-type="date" office:date-value="2015-04-19T22:30:00">
            <text:p>19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20T19:30:00">
            <text:p>20/04/2015 19:30:00</text:p>
          </table:table-cell>
          <table:table-cell table:style-name="ce22" office:value-type="date" office:date-value="2015-04-20T22:30:00">
            <text:p>20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Introdução</text:p>
          </table:table-cell>
          <table:table-cell table:style-name="ce22" office:value-type="date" office:date-value="2015-04-21T19:30:00">
            <text:p>21/04/2015 19:30:00</text:p>
          </table:table-cell>
          <table:table-cell table:style-name="ce22" office:value-type="date" office:date-value="2015-04-21T22:30:00">
            <text:p>21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2T19:30:00">
            <text:p>22/04/2015 19:30:00</text:p>
          </table:table-cell>
          <table:table-cell table:style-name="ce22" office:value-type="date" office:date-value="2015-04-22T22:30:00">
            <text:p>22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3T19:30:00">
            <text:p>23/04/2015 19:30:00</text:p>
          </table:table-cell>
          <table:table-cell table:style-name="ce22" office:value-type="date" office:date-value="2015-04-23T22:30:00">
            <text:p>23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4T19:30:00">
            <text:p>24/04/2015 19:30:00</text:p>
          </table:table-cell>
          <table:table-cell table:style-name="ce22" office:value-type="date" office:date-value="2015-04-24T22:30:00">
            <text:p>24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5T19:30:00">
            <text:p>25/04/2015 19:30:00</text:p>
          </table:table-cell>
          <table:table-cell table:style-name="ce22" office:value-type="date" office:date-value="2015-04-25T22:30:00">
            <text:p>25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6T19:30:00">
            <text:p>26/04/2015 19:30:00</text:p>
          </table:table-cell>
          <table:table-cell table:style-name="ce22" office:value-type="date" office:date-value="2015-04-26T22:30:00">
            <text:p>26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7T19:30:00">
            <text:p>27/04/2015 19:30:00</text:p>
          </table:table-cell>
          <table:table-cell table:style-name="ce22" office:value-type="date" office:date-value="2015-04-27T22:30:00">
            <text:p>27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4-28T19:30:00">
            <text:p>28/04/2015 19:30:00</text:p>
          </table:table-cell>
          <table:table-cell table:style-name="ce22" office:value-type="date" office:date-value="2015-04-28T22:30:00">
            <text:p>28/04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1T19:30:00">
            <text:p>01/05/2015 19:30:00</text:p>
          </table:table-cell>
          <table:table-cell table:style-name="ce22" office:value-type="date" office:date-value="2015-05-01T22:30:00">
            <text:p>01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2T19:30:00">
            <text:p>02/05/2015 19:30:00</text:p>
          </table:table-cell>
          <table:table-cell table:style-name="ce22" office:value-type="date" office:date-value="2015-05-02T22:30:00">
            <text:p>02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3T19:30:00">
            <text:p>03/05/2015 19:30:00</text:p>
          </table:table-cell>
          <table:table-cell table:style-name="ce22" office:value-type="date" office:date-value="2015-05-03T22:30:00">
            <text:p>03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4T19:30:00">
            <text:p>04/05/2015 19:30:00</text:p>
          </table:table-cell>
          <table:table-cell table:style-name="ce22" office:value-type="date" office:date-value="2015-05-04T22:30:00">
            <text:p>04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5T19:30:00">
            <text:p>05/05/2015 19:30:00</text:p>
          </table:table-cell>
          <table:table-cell table:style-name="ce22" office:value-type="date" office:date-value="2015-05-05T22:30:00">
            <text:p>05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6T19:30:00">
            <text:p>06/05/2015 19:30:00</text:p>
          </table:table-cell>
          <table:table-cell table:style-name="ce22" office:value-type="date" office:date-value="2015-05-06T22:30:00">
            <text:p>06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7T19:30:00">
            <text:p>07/05/2015 19:30:00</text:p>
          </table:table-cell>
          <table:table-cell table:style-name="ce22" office:value-type="date" office:date-value="2015-05-07T22:30:00">
            <text:p>07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6" office:value-type="string">
            <text:p>Embasamento teórico</text:p>
          </table:table-cell>
          <table:table-cell table:style-name="ce22" office:value-type="date" office:date-value="2015-05-08T19:30:00">
            <text:p>08/05/2015 19:30:00</text:p>
          </table:table-cell>
          <table:table-cell table:style-name="ce22" office:value-type="date" office:date-value="2015-05-08T22:30:00">
            <text:p>08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1T19:30:00">
            <text:p>11/05/2015 19:30:00</text:p>
          </table:table-cell>
          <table:table-cell table:style-name="ce22" office:value-type="date" office:date-value="2015-05-11T22:30:00">
            <text:p>11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2T19:30:00">
            <text:p>12/05/2015 19:30:00</text:p>
          </table:table-cell>
          <table:table-cell table:style-name="ce22" office:value-type="date" office:date-value="2015-05-12T22:30:00">
            <text:p>12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3T19:30:00">
            <text:p>13/05/2015 19:30:00</text:p>
          </table:table-cell>
          <table:table-cell table:style-name="ce22" office:value-type="date" office:date-value="2015-05-13T22:30:00">
            <text:p>13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4T19:30:00">
            <text:p>14/05/2015 19:30:00</text:p>
          </table:table-cell>
          <table:table-cell table:style-name="ce22" office:value-type="date" office:date-value="2015-05-14T22:30:00">
            <text:p>14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5T19:30:00">
            <text:p>15/05/2015 19:30:00</text:p>
          </table:table-cell>
          <table:table-cell table:style-name="ce22" office:value-type="date" office:date-value="2015-05-15T22:30:00">
            <text:p>15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6T19:30:00">
            <text:p>16/05/2015 19:30:00</text:p>
          </table:table-cell>
          <table:table-cell table:style-name="ce22" office:value-type="date" office:date-value="2015-05-16T22:30:00">
            <text:p>16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7T19:30:00">
            <text:p>17/05/2015 19:30:00</text:p>
          </table:table-cell>
          <table:table-cell table:style-name="ce22" office:value-type="date" office:date-value="2015-05-17T22:30:00">
            <text:p>17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8T19:30:00">
            <text:p>18/05/2015 19:30:00</text:p>
          </table:table-cell>
          <table:table-cell table:style-name="ce22" office:value-type="date" office:date-value="2015-05-18T22:30:00">
            <text:p>18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19T19:30:00">
            <text:p>19/05/2015 19:30:00</text:p>
          </table:table-cell>
          <table:table-cell table:style-name="ce22" office:value-type="date" office:date-value="2015-05-19T22:30:00">
            <text:p>19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20T19:30:00">
            <text:p>20/05/2015 19:30:00</text:p>
          </table:table-cell>
          <table:table-cell table:style-name="ce22" office:value-type="date" office:date-value="2015-05-20T22:30:00">
            <text:p>20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  <table:table-cell/>
          <table:table-cell table:style-name="ce21"/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21T19:30:00">
            <text:p>21/05/2015 19:30:00</text:p>
          </table:table-cell>
          <table:table-cell table:style-name="ce22" office:value-type="date" office:date-value="2015-05-21T22:30:00">
            <text:p>21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5-22T19:30:00">
            <text:p>22/05/2015 19:30:00</text:p>
          </table:table-cell>
          <table:table-cell table:style-name="ce22" office:value-type="date" office:date-value="2015-05-22T22:30:00">
            <text:p>22/05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1T19:30:00">
            <text:p>01/06/2015 19:30:00</text:p>
          </table:table-cell>
          <table:table-cell table:style-name="ce22" office:value-type="date" office:date-value="2015-06-01T22:30:00">
            <text:p>01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2T19:30:00">
            <text:p>02/06/2015 19:30:00</text:p>
          </table:table-cell>
          <table:table-cell table:style-name="ce22" office:value-type="date" office:date-value="2015-06-02T22:30:00">
            <text:p>02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3T19:30:00">
            <text:p>03/06/2015 19:30:00</text:p>
          </table:table-cell>
          <table:table-cell table:style-name="ce22" office:value-type="date" office:date-value="2015-06-03T22:30:00">
            <text:p>03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4T19:30:00">
            <text:p>04/06/2015 19:30:00</text:p>
          </table:table-cell>
          <table:table-cell table:style-name="ce22" office:value-type="date" office:date-value="2015-06-04T22:30:00">
            <text:p>04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5T19:30:00">
            <text:p>05/06/2015 19:30:00</text:p>
          </table:table-cell>
          <table:table-cell table:style-name="ce22" office:value-type="date" office:date-value="2015-06-05T22:30:00">
            <text:p>05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6T19:30:00">
            <text:p>06/06/2015 19:30:00</text:p>
          </table:table-cell>
          <table:table-cell table:style-name="ce22" office:value-type="date" office:date-value="2015-06-06T22:30:00">
            <text:p>06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7T19:30:00">
            <text:p>07/06/2015 19:30:00</text:p>
          </table:table-cell>
          <table:table-cell table:style-name="ce22" office:value-type="date" office:date-value="2015-06-07T22:30:00">
            <text:p>07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8T19:30:00">
            <text:p>08/06/2015 19:30:00</text:p>
          </table:table-cell>
          <table:table-cell table:style-name="ce22" office:value-type="date" office:date-value="2015-06-08T22:30:00">
            <text:p>08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09T19:30:00">
            <text:p>09/06/2015 19:30:00</text:p>
          </table:table-cell>
          <table:table-cell table:style-name="ce22" office:value-type="date" office:date-value="2015-06-09T22:30:00">
            <text:p>09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10T19:30:00">
            <text:p>10/06/2015 19:30:00</text:p>
          </table:table-cell>
          <table:table-cell table:style-name="ce22" office:value-type="date" office:date-value="2015-06-10T22:30:00">
            <text:p>10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11T19:30:00">
            <text:p>11/06/2015 19:30:00</text:p>
          </table:table-cell>
          <table:table-cell table:style-name="ce22" office:value-type="date" office:date-value="2015-06-11T22:30:00">
            <text:p>11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1" office:value-type="string">
            <text:p>Revisão</text:p>
          </table:table-cell>
          <table:table-cell table:style-name="ce22" office:value-type="date" office:date-value="2015-06-12T19:30:00">
            <text:p>12/06/2015 19:30:00</text:p>
          </table:table-cell>
          <table:table-cell table:style-name="ce22" office:value-type="date" office:date-value="2015-06-12T22:30:00">
            <text:p>12/06/2015 22:30:00</text:p>
          </table:table-cell>
          <table:table-cell table:style-name="ce21" office:value-type="string">
            <text:p>TCC</text:p>
          </table:table-cell>
          <table:table-cell table:style-name="ce23" office:value-type="string">
            <text:p>T</text:p>
          </table:table-cell>
          <table:table-cell table:style-name="ce24" office:value-type="time" office:time-value="PT03H00M00S">
            <text:p>03:00</text:p>
          </table:table-cell>
          <table:table-cell table:style-name="ce25" office:value-type="string">
            <text:p>Lançado</text:p>
          </table:table-cell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 table:style-name="ce25"/>
          <table:table-cell table:number-columns-repeated="2" table:style-name="ce27"/>
          <table:table-cell table:number-columns-repeated="2" table:style-name="ce25"/>
          <table:table-cell table:style-name="ce28"/>
          <table:table-cell table:style-name="ce25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/>
          <table:table-cell table:number-columns-repeated="2" table:style-name="ce29"/>
        </table:table-row>
      </table:table>
      <table:named-expressions>
        <table:named-expression table:name="Excel_BuiltIn__FilterDatabase_1" table:base-cell-address="$Lista.$A$1" table:expression="[Lista.$A$1:.$G$18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5">
      <number:number number:min-integer-digits="1" number:grouping="true" number:decimal-places="2"/>
    </number:number-style>
    <number:time-style style:name="N16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sta" style:display-name="PageStyle_Lis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